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float" office:value="7.68" calcext:value-type="float">
            <text:p>7.68</text:p>
          </table:table-cell>
          <table:table-cell office:value-type="float" office:value="8.57" calcext:value-type="float">
            <text:p>8.57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mensionles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[.C25]/7.68" office:value-type="float" office:value="0.271002604166667" calcext:value-type="float">
            <text:p>0.2710026042</text:p>
          </table:table-cell>
          <table:table-cell table:formula="of:=[.D25]/8.57" office:value-type="float" office:value="0" calcext:value-type="float">
            <text:p>0</text:p>
          </table:table-cell>
          <table:table-cell table:formula="of:=[.E25]/5.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[.C26]/7.68" office:value-type="float" office:value="-0.0331119791666667" calcext:value-type="float">
            <text:p>-0.0331119792</text:p>
          </table:table-cell>
          <table:table-cell table:formula="of:=[.D26]/8.57" office:value-type="float" office:value="0.128179696616103" calcext:value-type="float">
            <text:p>0.1281796966</text:p>
          </table:table-cell>
          <table:table-cell table:formula="of:=[.E26]/5.5" office:value-type="float" office:value="0.0281818181818182" calcext:value-type="float">
            <text:p>0.0281818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formula="of:=[.C27]/7.68" office:value-type="float" office:value="-0.0331119791666667" calcext:value-type="float">
            <text:p>-0.0331119792</text:p>
          </table:table-cell>
          <table:table-cell table:formula="of:=[.D27]/8.57" office:value-type="float" office:value="-0.128179696616103" calcext:value-type="float">
            <text:p>-0.1281796966</text:p>
          </table:table-cell>
          <table:table-cell table:formula="of:=[.E27]/5.5" office:value-type="float" office:value="-0.0281818181818182" calcext:value-type="float">
            <text:p>-0.02818181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28]/7.68" office:value-type="float" office:value="0.0494401041666667" calcext:value-type="float">
            <text:p>0.0494401042</text:p>
          </table:table-cell>
          <table:table-cell table:formula="of:=[.D28]/8.57" office:value-type="float" office:value="0" calcext:value-type="float">
            <text:p>0</text:p>
          </table:table-cell>
          <table:table-cell table:formula="of:=[.E28]/5.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29]/7.68" office:value-type="float" office:value="0.0274609375" calcext:value-type="float">
            <text:p>0.0274609375</text:p>
          </table:table-cell>
          <table:table-cell table:formula="of:=[.D29]/8.57" office:value-type="float" office:value="0.22269544924154" calcext:value-type="float">
            <text:p>0.2226954492</text:p>
          </table:table-cell>
          <table:table-cell table:formula="of:=[.E29]/5.5" office:value-type="float" office:value="0.0366" calcext:value-type="float">
            <text:p>0.036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30]/7.68" office:value-type="float" office:value="-0.1545703125" calcext:value-type="float">
            <text:p>-0.1545703125</text:p>
          </table:table-cell>
          <table:table-cell table:formula="of:=[.D30]/8.57" office:value-type="float" office:value="0.12803967327888" calcext:value-type="float">
            <text:p>0.1280396733</text:p>
          </table:table-cell>
          <table:table-cell table:formula="of:=[.E30]/5.5" office:value-type="float" office:value="0.0412727272727273" calcext:value-type="float">
            <text:p>0.04127272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31]/7.68" office:value-type="float" office:value="0.0274609375" calcext:value-type="float">
            <text:p>0.0274609375</text:p>
          </table:table-cell>
          <table:table-cell table:formula="of:=[.D31]/8.57" office:value-type="float" office:value="-0.22269544924154" calcext:value-type="float">
            <text:p>-0.2226954492</text:p>
          </table:table-cell>
          <table:table-cell table:formula="of:=[.E31]/5.5" office:value-type="float" office:value="-0.0366" calcext:value-type="float">
            <text:p>-0.0366</text:p>
          </table:table-cell>
          <table:table-cell table:number-columns-repeated="2"/>
          <table:table-cell office:value-type="string" calcext:value-type="string">
            <text:p>S <text:s text:c="6"/>2.081300000 <text:s text:c="4"/>0.000000000 <text:s text:c="4"/>0.000000000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table:formula="of:=[.C32]/7.68" office:value-type="float" office:value="-0.1545703125" calcext:value-type="float">
            <text:p>-0.1545703125</text:p>
          </table:table-cell>
          <table:table-cell table:formula="of:=[.D32]/8.57" office:value-type="float" office:value="-0.12803967327888" calcext:value-type="float">
            <text:p>-0.1280396733</text:p>
          </table:table-cell>
          <table:table-cell table:formula="of:=[.E32]/5.5" office:value-type="float" office:value="-0.0412727272727273" calcext:value-type="float">
            <text:p>-0.0412727273</text:p>
          </table:table-cell>
          <table:table-cell table:number-columns-repeated="2"/>
          <table:table-cell office:value-type="string" calcext:value-type="string">
            <text:p><text:s/>N <text:s text:c="5"/>-0.254300000 <text:s text:c="4"/>1.098500000 <text:s text:c="4"/>0.15500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N <text:s text:c="5"/>-0.254300000 <text:s text:c="3"/>-1.098500000 <text:s text:c="3"/>-0.15500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C <text:s text:c="6"/>0.379700000 <text:s text:c="4"/>0.000000000 <text:s text:c="4"/>0.00000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H <text:s text:c="6"/>0.210900000 <text:s text:c="4"/>1.908500000 <text:s text:c="4"/>0.20130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H <text:s text:c="5"/>-1.187100000 <text:s text:c="4"/>1.097300000 <text:s text:c="4"/>0.22700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H <text:s text:c="6"/>0.210900000 <text:s text:c="3"/>-1.908500000 <text:s text:c="3"/>-0.20130000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<text:s/>H <text:s text:c="5"/>-1.187100000 <text:s text:c="3"/>-1.097300000 <text:s text:c="3"/>-0.2270000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abc</text:p>
          </table:table-cell>
          <table:table-cell office:value-type="float" office:value="7.68" calcext:value-type="float">
            <text:p>7.68</text:p>
          </table:table-cell>
          <table:table-cell office:value-type="float" office:value="8.57" calcext:value-type="float">
            <text:p>8.57</text:p>
          </table:table-cell>
          <table:table-cell office:value-type="float" office:value="5.5" calcext:value-type="float">
            <text:p>5.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2.0813" calcext:value-type="float">
            <text:p>2.0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0.2543" calcext:value-type="float">
            <text:p>-0.2543</text:p>
          </table:table-cell>
          <table:table-cell office:value-type="float" office:value="1.0985" calcext:value-type="float">
            <text:p>1.0985</text:p>
          </table:table-cell>
          <table:table-cell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-0.2543" calcext:value-type="float">
            <text:p>-0.2543</text:p>
          </table:table-cell>
          <table:table-cell office:value-type="float" office:value="-1.0985" calcext:value-type="float">
            <text:p>-1.0985</text:p>
          </table:table-cell>
          <table:table-cell office:value-type="float" office:value="-0.155" calcext:value-type="float">
            <text:p>-0.15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0.3797" calcext:value-type="float">
            <text:p>0.3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0.2109" calcext:value-type="float">
            <text:p>0.2109</text:p>
          </table:table-cell>
          <table:table-cell office:value-type="float" office:value="1.9085" calcext:value-type="float">
            <text:p>1.9085</text:p>
          </table:table-cell>
          <table:table-cell office:value-type="float" office:value="0.2013" calcext:value-type="float">
            <text:p>0.20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1871" calcext:value-type="float">
            <text:p>-1.1871</text:p>
          </table:table-cell>
          <table:table-cell office:value-type="float" office:value="1.0973" calcext:value-type="float">
            <text:p>1.0973</text:p>
          </table:table-cell>
          <table:table-cell office:value-type="float" office:value="0.227" calcext:value-type="float">
            <text:p>0.2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0.2109" calcext:value-type="float">
            <text:p>0.2109</text:p>
          </table:table-cell>
          <table:table-cell office:value-type="float" office:value="-1.9085" calcext:value-type="float">
            <text:p>-1.9085</text:p>
          </table:table-cell>
          <table:table-cell office:value-type="float" office:value="-0.2013" calcext:value-type="float">
            <text:p>-0.20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-1.1871" calcext:value-type="float">
            <text:p>-1.1871</text:p>
          </table:table-cell>
          <table:table-cell office:value-type="float" office:value="-1.0973" calcext:value-type="float">
            <text:p>-1.0973</text:p>
          </table:table-cell>
          <table:table-cell office:value-type="float" office:value="-0.227" calcext:value-type="float">
            <text:p>-0.22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23:07:07.876324636</meta:creation-date>
    <dc:date>2016-02-02T23:30:56.641709843</dc:date>
    <meta:editing-duration>PT8M29S</meta:editing-duration>
    <meta:editing-cycles>1</meta:editing-cycles>
    <meta:document-statistic meta:table-count="1" meta:cell-count="80" meta:object-count="0"/>
    <meta:generator>LibreOffice/4.2.8.2$Linux_X86_64 LibreOffice_project/420m0$Build-2</meta:generator>
  </office:meta>
</office:document-meta>
</file>